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 style:list-style-name="WWNum2">
      <style:paragraph-properties fo:margin-left="0.5in" fo:margin-right="0in" fo:text-indent="-0.25in" style:auto-text-indent="false"/>
    </style:style>
    <style:style style:name="P2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3" style:family="paragraph" style:parent-style-name="Standard" style:list-style-name="WWNum2" style:master-page-name="Standard">
      <style:paragraph-properties fo:margin-left="0.5in" fo:margin-right="0in" fo:text-indent="-0.25in" style:auto-text-indent="false" style:page-number="1"/>
    </style:style>
    <style:style style:name="P4" style:family="paragraph" style:parent-style-name="Standard">
      <style:paragraph-properties fo:margin-left="0.5in" fo:margin-right="0in" fo:text-indent="0in" style:auto-text-indent="false"/>
    </style:style>
    <style:style style:name="P5" style:family="paragraph" style:parent-style-name="Standard">
      <loext:graphic-properties draw:fill="solid" draw:fill-color="#0d1117"/>
      <style:paragraph-properties fo:margin-left="0.5in" fo:margin-right="0in" fo:line-height="135%" fo:text-indent="0in" style:auto-text-indent="false" fo:background-color="#0d1117"/>
    </style:style>
    <style:style style:name="P6" style:family="paragraph" style:parent-style-name="Standard">
      <loext:graphic-properties draw:fill="solid" draw:fill-color="#1e1e1e"/>
      <style:paragraph-properties fo:margin-left="0.5in" fo:margin-right="0in" fo:line-height="135%" fo:text-indent="0in" style:auto-text-indent="false" fo:background-color="#1e1e1e"/>
    </style:style>
    <style:style style:name="P7" style:family="paragraph" style:parent-style-name="Standard">
      <loext:graphic-properties draw:fill="solid" draw:fill-color="#0d1117"/>
      <style:paragraph-properties fo:margin-left="0.5in" fo:margin-right="0in" fo:line-height="135%" fo:text-indent="0in" style:auto-text-indent="false" fo:background-color="#0d1117"/>
      <style:text-properties fo:color="#e6edf3" style:font-name="Courier New" fo:font-size="10.5pt" style:font-name-asian="Courier New1" style:font-size-asian="10.5pt" style:font-name-complex="Courier New1" style:font-size-complex="10.5pt"/>
    </style:style>
    <style:style style:name="P8" style:family="paragraph" style:parent-style-name="Standard">
      <style:paragraph-properties fo:margin-left="0in" fo:margin-right="0in" fo:text-indent="0in" style:auto-text-indent="false"/>
    </style:style>
    <style:style style:name="T1" style:family="text">
      <style:text-properties fo:color="#e6edf3" style:font-name="Courier New" fo:font-size="10.5pt" style:font-name-asian="Courier New1" style:font-size-asian="10.5pt" style:font-name-complex="Courier New1" style:font-size-complex="10.5pt"/>
    </style:style>
    <style:style style:name="T2" style:family="text">
      <style:text-properties fo:color="#7ee787" style:font-name="Courier New" fo:font-size="10.5pt" style:font-name-asian="Courier New1" style:font-size-asian="10.5pt" style:font-name-complex="Courier New1" style:font-size-complex="10.5pt"/>
    </style:style>
    <style:style style:name="T3" style:family="text">
      <style:text-properties fo:color="#79c0ff" style:font-name="Courier New" fo:font-size="10.5pt" style:font-name-asian="Courier New1" style:font-size-asian="10.5pt" style:font-name-complex="Courier New1" style:font-size-complex="10.5pt"/>
    </style:style>
    <style:style style:name="T4" style:family="text">
      <style:text-properties fo:color="#a5d6ff" style:font-name="Courier New" fo:font-size="10.5pt" style:font-name-asian="Courier New1" style:font-size-asian="10.5pt" style:font-name-complex="Courier New1" style:font-size-complex="10.5pt"/>
    </style:style>
    <style:style style:name="T5" style:family="text">
      <style:text-properties fo:color="#8b949e" style:font-name="Courier New" fo:font-size="10.5pt" style:font-name-asian="Courier New1" style:font-size-asian="10.5pt" style:font-name-complex="Courier New1" style:font-size-complex="10.5pt"/>
    </style:style>
    <style:style style:name="T6" style:family="text">
      <style:text-properties fo:color="#d4d4d4" style:font-name="Courier New" fo:font-size="10.5pt" style:font-name-asian="Courier New1" style:font-size-asian="10.5pt" style:font-name-complex="Courier New1" style:font-size-complex="10.5pt"/>
    </style:style>
    <style:style style:name="T7" style:family="text">
      <style:text-properties fo:color="#808080" style:font-name="Courier New" fo:font-size="10.5pt" style:font-name-asian="Courier New1" style:font-size-asian="10.5pt" style:font-name-complex="Courier New1" style:font-size-complex="10.5pt"/>
    </style:style>
    <style:style style:name="T8" style:family="text">
      <style:text-properties fo:color="#569cd6" style:font-name="Courier New" fo:font-size="10.5pt" style:font-name-asian="Courier New1" style:font-size-asian="10.5pt" style:font-name-complex="Courier New1" style:font-size-complex="10.5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100460620" text:style-name="WWNum2">
        <text:list-item>
          <text:p text:style-name="P3">Write a simple program in HTML that displays the heading “HTML defines the content and structure of your website” on the web browser.</text:p>
        </text:list-item>
      </text:list>
      <text:p text:style-name="P5"><text:span text:style-name="T1">&lt;!</text:span><text:span text:style-name="T2">DOCTYPE</text:span><text:span text:style-name="T1"> </text:span><text:span text:style-name="T3">html</text:span><text:span text:style-name="T1">&gt;</text:span></text:p>
      <text:p text:style-name="P5"><text:span text:style-name="T1">&lt;</text:span><text:span text:style-name="T2">html</text:span><text:span text:style-name="T1"> </text:span><text:span text:style-name="T3">lang</text:span><text:span text:style-name="T1">=</text:span><text:span text:style-name="T4">"en"</text:span><text:span text:style-name="T1">&gt;</text:span></text:p>
      <text:p text:style-name="P5"><text:span text:style-name="T1"><text:s text:c="2"/>&lt;</text:span><text:span text:style-name="T2">head</text:span><text:span text:style-name="T1">&gt;</text:span></text:p>
      <text:p text:style-name="P5"><text:span text:style-name="T1"><text:s text:c="4"/>&lt;</text:span><text:span text:style-name="T2">meta</text:span><text:span text:style-name="T1"> </text:span><text:span text:style-name="T3">charset</text:span><text:span text:style-name="T1">=</text:span><text:span text:style-name="T4">"UTF-8"</text:span><text:span text:style-name="T1"> /&gt;</text:span></text:p>
      <text:p text:style-name="P5"><text:span text:style-name="T1"><text:s text:c="4"/>&lt;</text:span><text:span text:style-name="T2">meta</text:span><text:span text:style-name="T1"> </text:span><text:span text:style-name="T3">name</text:span><text:span text:style-name="T1">=</text:span><text:span text:style-name="T4">"viewport"</text:span><text:span text:style-name="T1"> </text:span><text:span text:style-name="T3">content</text:span><text:span text:style-name="T1">=</text:span><text:span text:style-name="T4">"width=device-width, initial-scale=1.0"</text:span><text:span text:style-name="T1"> /&gt;</text:span></text:p>
      <text:p text:style-name="P5"><text:span text:style-name="T1"><text:s text:c="4"/>&lt;</text:span><text:span text:style-name="T2">title</text:span><text:span text:style-name="T1">&gt; Simple Document &lt;/</text:span><text:span text:style-name="T2">title</text:span><text:span text:style-name="T1">&gt;</text:span></text:p>
      <text:p text:style-name="P5"><text:span text:style-name="T1"><text:s text:c="2"/>&lt;/</text:span><text:span text:style-name="T2">head</text:span><text:span text:style-name="T1">&gt;</text:span></text:p>
      <text:p text:style-name="P5"><text:span text:style-name="T1"><text:s text:c="2"/>&lt;</text:span><text:span text:style-name="T2">body</text:span><text:span text:style-name="T1">&gt;</text:span></text:p>
      <text:p text:style-name="P5"><text:span text:style-name="T1"><text:s text:c="4"/>&lt;</text:span><text:span text:style-name="T2">h1</text:span><text:span text:style-name="T1">&gt;HTML defines the content and structure of your website&lt;/</text:span><text:span text:style-name="T2">h1</text:span><text:span text:style-name="T1">&gt;</text:span></text:p>
      <text:p text:style-name="P5"><text:span text:style-name="T1"><text:s text:c="2"/>&lt;/</text:span><text:span text:style-name="T2">body</text:span><text:span text:style-name="T1">&gt;</text:span></text:p>
      <text:p text:style-name="P5"><text:span text:style-name="T1">&lt;/</text:span><text:span text:style-name="T2">html</text:span><text:span text:style-name="T1">&gt;</text:span></text:p>
      <text:p text:style-name="P7"/>
      <text:p text:style-name="P4"/>
      <text:list xml:id="list114510743739739" text:continue-numbering="true" text:style-name="WWNum2">
        <text:list-item>
          <text:p text:style-name="P1">Explain the purpose of comments in HTML and provide an example of how to use comments in an HTML document.</text:p>
        </text:list-item>
      </text:list>
      <text:p text:style-name="P4">The purpose of HTML comments is to provide non-rendered notes within the code for developers to add explanations, reminders, or annotations for future reference or collaboration.</text:p>
      <text:p text:style-name="Standard"/>
      <text:p text:style-name="P5"><text:span text:style-name="T1">&lt;!</text:span><text:span text:style-name="T2">DOCTYPE</text:span><text:span text:style-name="T1"> </text:span><text:span text:style-name="T3">html</text:span><text:span text:style-name="T1">&gt;</text:span></text:p>
      <text:p text:style-name="P5"><text:span text:style-name="T1">&lt;</text:span><text:span text:style-name="T2">html</text:span><text:span text:style-name="T1"> </text:span><text:span text:style-name="T3">lang</text:span><text:span text:style-name="T1">=</text:span><text:span text:style-name="T4">"en"</text:span><text:span text:style-name="T1">&gt;</text:span></text:p>
      <text:p text:style-name="P5"><text:span text:style-name="T1"><text:s text:c="2"/>&lt;</text:span><text:span text:style-name="T2">head</text:span><text:span text:style-name="T1">&gt;</text:span></text:p>
      <text:p text:style-name="P5"><text:span text:style-name="T1"><text:s text:c="4"/>&lt;</text:span><text:span text:style-name="T2">meta</text:span><text:span text:style-name="T1"> </text:span><text:span text:style-name="T3">charset</text:span><text:span text:style-name="T1">=</text:span><text:span text:style-name="T4">"UTF-8"</text:span><text:span text:style-name="T1"> /&gt;</text:span></text:p>
      <text:p text:style-name="P5"><text:span text:style-name="T1"><text:s text:c="4"/>&lt;</text:span><text:span text:style-name="T2">meta</text:span><text:span text:style-name="T1"> </text:span><text:span text:style-name="T3">name</text:span><text:span text:style-name="T1">=</text:span><text:span text:style-name="T4">"viewport"</text:span><text:span text:style-name="T1"> </text:span><text:span text:style-name="T3">content</text:span><text:span text:style-name="T1">=</text:span><text:span text:style-name="T4">"width=device-width, initial-scale=1.0"</text:span><text:span text:style-name="T1"> /&gt;</text:span></text:p>
      <text:p text:style-name="P5"><text:span text:style-name="T1"><text:s text:c="4"/>&lt;</text:span><text:span text:style-name="T2">title</text:span><text:span text:style-name="T1">&gt; Using of comment in html &lt;/</text:span><text:span text:style-name="T2">title</text:span><text:span text:style-name="T1">&gt;</text:span></text:p>
      <text:p text:style-name="P5"><text:span text:style-name="T1"><text:s text:c="2"/>&lt;/</text:span><text:span text:style-name="T2">head</text:span><text:span text:style-name="T1">&gt;</text:span></text:p>
      <text:p text:style-name="P5"><text:span text:style-name="T1"><text:s text:c="2"/>&lt;</text:span><text:span text:style-name="T2">body</text:span><text:span text:style-name="T1">&gt;</text:span></text:p>
      <text:p text:style-name="P5"><text:soft-page-break/><text:span text:style-name="T1"><text:s text:c="4"/></text:span><text:span text:style-name="T5">&lt;!-- Heading h1 tag starts here --&gt;</text:span></text:p>
      <text:p text:style-name="P5"><text:span text:style-name="T1"><text:s text:c="4"/>&lt;</text:span><text:span text:style-name="T2">h1</text:span><text:span text:style-name="T1">&gt;HTML defines the content and structure of your website&lt;/</text:span><text:span text:style-name="T2">h1</text:span><text:span text:style-name="T1">&gt;</text:span></text:p>
      <text:p text:style-name="P5"><text:span text:style-name="T1"><text:s text:c="4"/></text:span><text:span text:style-name="T5">&lt;!-- Heading h1 tag ends here --&gt;</text:span></text:p>
      <text:p text:style-name="P5"><text:span text:style-name="T1"><text:s text:c="2"/>&lt;/</text:span><text:span text:style-name="T2">body</text:span><text:span text:style-name="T1">&gt;</text:span></text:p>
      <text:p text:style-name="P5"><text:span text:style-name="T1">&lt;/</text:span><text:span text:style-name="T2">html</text:span><text:span text:style-name="T1">&gt;</text:span></text:p>
      <text:p text:style-name="P7"/>
      <text:p text:style-name="P4"/>
      <text:list xml:id="list1861602854" text:style-name="WWNum1">
        <text:list-item>
          <text:p text:style-name="P2">Write an HTML program that includes a heading, a paragraph of text, a horizontal line, and a line break. Arrange these elements to create a simple web page layout.</text:p>
        </text:list-item>
      </text:list>
      <text:p text:style-name="P8"/>
      <text:p text:style-name="P5"><text:span text:style-name="T1">&lt;!</text:span><text:span text:style-name="T2">DOCTYPE</text:span><text:span text:style-name="T1"> </text:span><text:span text:style-name="T3">html</text:span><text:span text:style-name="T1">&gt;</text:span></text:p>
      <text:p text:style-name="P5"><text:span text:style-name="T1">&lt;</text:span><text:span text:style-name="T2">html</text:span><text:span text:style-name="T1"> </text:span><text:span text:style-name="T3">lang</text:span><text:span text:style-name="T1">=</text:span><text:span text:style-name="T4">"en"</text:span><text:span text:style-name="T1">&gt;</text:span></text:p>
      <text:p text:style-name="P5"><text:span text:style-name="T1"><text:s text:c="2"/>&lt;</text:span><text:span text:style-name="T2">head</text:span><text:span text:style-name="T1">&gt;</text:span></text:p>
      <text:p text:style-name="P5"><text:span text:style-name="T1"><text:s text:c="4"/>&lt;</text:span><text:span text:style-name="T2">meta</text:span><text:span text:style-name="T1"> </text:span><text:span text:style-name="T3">charset</text:span><text:span text:style-name="T1">=</text:span><text:span text:style-name="T4">"UTF-8"</text:span><text:span text:style-name="T1"> /&gt;</text:span></text:p>
      <text:p text:style-name="P5"><text:span text:style-name="T1"><text:s text:c="4"/>&lt;</text:span><text:span text:style-name="T2">meta</text:span><text:span text:style-name="T1"> </text:span><text:span text:style-name="T3">name</text:span><text:span text:style-name="T1">=</text:span><text:span text:style-name="T4">"viewport"</text:span><text:span text:style-name="T1"> </text:span><text:span text:style-name="T3">content</text:span><text:span text:style-name="T1">=</text:span><text:span text:style-name="T4">"width=device-width, initial-scale=1.0"</text:span><text:span text:style-name="T1"> /&gt;</text:span></text:p>
      <text:p text:style-name="P5"><text:span text:style-name="T1"><text:s text:c="4"/>&lt;</text:span><text:span text:style-name="T2">title</text:span><text:span text:style-name="T1">&gt;Document&lt;/</text:span><text:span text:style-name="T2">title</text:span><text:span text:style-name="T1">&gt;</text:span></text:p>
      <text:p text:style-name="P5"><text:span text:style-name="T1"><text:s text:c="2"/>&lt;/</text:span><text:span text:style-name="T2">head</text:span><text:span text:style-name="T1">&gt;</text:span></text:p>
      <text:p text:style-name="P5"><text:span text:style-name="T1"><text:s text:c="2"/>&lt;</text:span><text:span text:style-name="T2">body</text:span><text:span text:style-name="T1">&gt;</text:span></text:p>
      <text:p text:style-name="P5"><text:span text:style-name="T1"><text:s text:c="4"/></text:span><text:span text:style-name="T5">&lt;!-- Heading h1 tag starts here --&gt;</text:span></text:p>
      <text:p text:style-name="P5"><text:span text:style-name="T1"><text:s text:c="4"/>&lt;</text:span><text:span text:style-name="T2">h1</text:span><text:span text:style-name="T1">&gt;HTML defines the content and structure of your website&lt;/</text:span><text:span text:style-name="T2">h1</text:span><text:span text:style-name="T1">&gt;</text:span></text:p>
      <text:p text:style-name="P5"><text:span text:style-name="T1"><text:s text:c="4"/></text:span><text:span text:style-name="T5">&lt;!-- Heading h1 tag ends here --&gt;</text:span></text:p>
      <text:p text:style-name="P5"><text:span text:style-name="T1"><text:s text:c="4"/>&lt;</text:span><text:span text:style-name="T2">hr</text:span><text:span text:style-name="T1"> /&gt;</text:span></text:p>
      <text:p text:style-name="P7"/>
      <text:p text:style-name="P5"><text:span text:style-name="T1"><text:s text:c="4"/></text:span><text:span text:style-name="T5">&lt;!-- Paragraph starts here --&gt;</text:span></text:p>
      <text:p text:style-name="P5"><text:span text:style-name="T1"><text:s text:c="4"/>&lt;</text:span><text:span text:style-name="T2">p</text:span><text:span text:style-name="T1">&gt;</text:span></text:p>
      <text:p text:style-name="P5"><text:span text:style-name="T1"><text:s text:c="6"/></text:span><text:span text:style-name="T6">Hello world! I am a computer science student i want to grow my carrer in the IT company </text:span><text:span text:style-name="T7">&lt;</text:span><text:span text:style-name="T8">br</text:span><text:span text:style-name="T7">&gt;</text:span></text:p>
      <text:p text:style-name="P6"><text:span text:style-name="T6">there are many people living in this world, some are rich and some poor </text:span><text:span text:style-name="T7">&lt;</text:span><text:span text:style-name="T8">br</text:span><text:span text:style-name="T7">&gt;</text:span></text:p>
      <text:p text:style-name="P6"><text:soft-page-break/><text:span text:style-name="T6">We should keep learning in the life, it does not matter that in which stage you are in the life </text:span><text:span text:style-name="T7">&lt;</text:span><text:span text:style-name="T8">br</text:span><text:span text:style-name="T7">&gt;</text:span></text:p>
      <text:p text:style-name="P6"><text:span text:style-name="T1">&lt;/</text:span><text:span text:style-name="T2">p</text:span><text:span text:style-name="T1">&gt;</text:span></text:p>
      <text:p text:style-name="P5"><text:span text:style-name="T1"><text:s text:c="4"/></text:span><text:span text:style-name="T5">&lt;!-- Paragraph ends here --&gt;</text:span></text:p>
      <text:p text:style-name="P5"><text:span text:style-name="T1"><text:s text:c="4"/>&lt;</text:span><text:span text:style-name="T2">hr</text:span><text:span text:style-name="T1"> /&gt;</text:span></text:p>
      <text:p text:style-name="P5"><text:span text:style-name="T1"><text:s text:c="2"/>&lt;/</text:span><text:span text:style-name="T2">body</text:span><text:span text:style-name="T1">&gt;</text:span></text:p>
      <text:p text:style-name="P5"><text:span text:style-name="T1">&lt;/</text:span><text:span text:style-name="T2">html</text:span><text:span text:style-name="T1">&gt;</text:span></text:p>
      <text:p text:style-name="P7"/>
      <text:p text:style-name="P4"/>
      <text:list xml:id="list114509816147181" text:continue-numbering="true" text:style-name="WWNum1">
        <text:list-item>
          <text:p text:style-name="P2">Write a short note on tag and element with an example.</text:p>
        </text:list-item>
      </text:list>
      <text:p text:style-name="P4">HTML tags - HTML tags are code snippets enclosed in angle brackets that define elements on a webpage, instructing web browsers and how to display content. For example, &lt;p&gt; defines a paragraph element.</text:p>
      <text:p text:style-name="P4"/>
      <text:p text:style-name="P4">HTML elements - HTML elements are comprised of opening and closing tags, encasing content, and instructing web browsers on how to display that content on a webpage. For instance, &lt;p&gt;This is a paragraph.&lt;/p&gt; defines a paragraph element enclosing the text "This is a paragraph."</text:p>
      <text:list xml:id="list114510635631189" text:continue-numbering="true" text:style-name="WWNum1">
        <text:list-item>
          <text:p text:style-name="P2">What is the DOCTYPE Declaration in HTML.</text:p>
        </text:list-item>
      </text:list>
      <text:p text:style-name="P4">The DOCTYPE Declaration in HTML is a declaration at the beginning of an HTML document that specifies the version of HTML being used and helps the browser to render the page correctly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0.5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5in" fo:margin-left="0in" fo:margin-right="0in" fo:margin-top="0.4602in" style:dynamic-spacing="true"/>
      </style:footer-style>
    </style:page-layout>
  </office:automatic-styles>
  <office:master-styles>
    <style:master-page style:name="Standard" style:page-layout-name="Mpm1"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3" meta:paragraph-count="55" meta:word-count="425" meta:character-count="2703" meta:non-whitespace-character-count="2230"/>
    <meta:generator>LibreOfficeDev/6.0.5.2$Linux_X86_64 LibreOffice_project/</meta:generator>
  </office:meta>
</office:document-meta>
</file>